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5.08cm" svg:height="2.032cm" svg:x="0.508cm" svg:y="7.62cm">
          <text:p text:style-name="P1">Mic</text:p>
          <text:p text:style-name="P1">CMA-4544PF-W</text:p>
        </draw:rect>
        <draw:rect draw:style-name="gr1" draw:text-style-name="P1" xml:id="id2" draw:id="id2" draw:layer="layout" svg:width="2.54cm" svg:height="2.032cm" svg:x="8.128cm" svg:y="7.62cm">
          <text:p text:style-name="P1">Amp</text:p>
          <text:p text:style-name="P1">lmv324</text:p>
        </draw:rect>
        <draw:connector draw:style-name="gr2" draw:text-style-name="P1" draw:layer="layout" svg:x1="5.588cm" svg:y1="8.636cm" svg:x2="8.128cm" svg:y2="8.636cm" draw:start-shape="id1" draw:start-glue-point="1" draw:end-shape="id2" draw:end-glue-point="3" svg:d="M5588 8636h2540">
          <text:p/>
        </draw:connector>
        <draw:rect draw:style-name="gr1" draw:text-style-name="P1" xml:id="id5" draw:id="id5" draw:layer="layout" svg:width="2.54cm" svg:height="2.032cm" svg:x="12.954cm" svg:y="7.62cm">
          <text:p text:style-name="P1">MCU</text:p>
        </draw:rect>
        <draw:rect draw:style-name="gr1" draw:text-style-name="P1" xml:id="id4" draw:id="id4" draw:layer="layout" svg:width="2.54cm" svg:height="2.032cm" svg:x="7.366cm" svg:y="16.256cm">
          <text:p text:style-name="P1">Power</text:p>
          <text:p text:style-name="P1">Supply</text:p>
        </draw:rect>
        <draw:rect draw:style-name="gr1" draw:text-style-name="P1" xml:id="id3" draw:id="id3" draw:layer="layout" svg:width="2.54cm" svg:height="2.032cm" svg:x="2.54cm" svg:y="16.256cm">
          <text:p text:style-name="P1">Power</text:p>
          <text:p text:style-name="P1">Input?</text:p>
        </draw:rect>
        <draw:connector draw:style-name="gr2" draw:text-style-name="P1" draw:layer="layout" svg:x1="5.08cm" svg:y1="17.272cm" svg:x2="7.366cm" svg:y2="17.272cm" draw:start-shape="id3" draw:start-glue-point="1" draw:end-shape="id4" draw:end-glue-point="3" svg:d="M5080 17272h2286">
          <text:p/>
        </draw:connector>
        <draw:rect draw:style-name="gr1" draw:text-style-name="P1" xml:id="id7" draw:id="id7" draw:layer="layout" svg:width="2.54cm" svg:height="2.032cm" svg:x="23.114cm" svg:y="7.62cm">
          <text:p text:style-name="P1">relay</text:p>
        </draw:rect>
        <draw:rect draw:style-name="gr1" draw:text-style-name="P1" xml:id="id6" draw:id="id6" draw:layer="layout" svg:width="2.54cm" svg:height="2.032cm" svg:x="17.78cm" svg:y="7.62cm">
          <text:p text:style-name="P1">?</text:p>
        </draw:rect>
        <draw:connector draw:style-name="gr2" draw:text-style-name="P1" draw:layer="layout" svg:x1="10.668cm" svg:y1="8.636cm" svg:x2="12.954cm" svg:y2="8.636cm" draw:start-shape="id2" draw:start-glue-point="1" draw:end-shape="id5" draw:end-glue-point="3" svg:d="M10668 8636h2286">
          <text:p/>
        </draw:connector>
        <draw:connector draw:style-name="gr2" draw:text-style-name="P1" draw:layer="layout" svg:x1="15.494cm" svg:y1="8.636cm" svg:x2="17.78cm" svg:y2="8.636cm" draw:start-shape="id5" draw:start-glue-point="1" draw:end-shape="id6" draw:end-glue-point="3" svg:d="M15494 8636h2286">
          <text:p/>
        </draw:connector>
        <draw:connector draw:style-name="gr2" draw:text-style-name="P1" draw:layer="layout" svg:x1="20.32cm" svg:y1="8.636cm" svg:x2="23.114cm" svg:y2="8.636cm" draw:start-shape="id6" draw:start-glue-point="1" draw:end-shape="id7" draw:end-glue-point="3" svg:d="M20320 8636h2794">
          <text:p/>
        </draw:connector>
        <draw:rect draw:style-name="gr1" draw:text-style-name="P1" xml:id="id8" draw:id="id8" draw:layer="layout" svg:width="2.794cm" svg:height="2.54cm" svg:x="22.995cm" svg:y="3.81cm">
          <text:p text:style-name="P1">Input</text:p>
        </draw:rect>
        <draw:rect draw:style-name="gr1" draw:text-style-name="P1" xml:id="id9" draw:id="id9" draw:layer="layout" svg:width="2.794cm" svg:height="2.54cm" svg:x="22.979cm" svg:y="11.176cm">
          <text:p text:style-name="P1">Input</text:p>
        </draw:rect>
        <draw:connector draw:style-name="gr2" draw:text-style-name="P1" draw:layer="layout" svg:x1="24.392cm" svg:y1="6.35cm" svg:x2="24.384cm" svg:y2="7.62cm" draw:start-shape="id8" draw:start-glue-point="2" draw:end-shape="id7" draw:end-glue-point="0" svg:d="M24392 6350v635h-8v635">
          <text:p/>
        </draw:connector>
        <draw:connector draw:style-name="gr2" draw:text-style-name="P1" draw:layer="layout" svg:x1="24.384cm" svg:y1="9.652cm" svg:x2="24.376cm" svg:y2="11.176cm" draw:start-shape="id7" draw:start-glue-point="2" draw:end-shape="id9" draw:end-glue-point="0" svg:d="M24384 9652v762h-8v762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Woods</meta:initial-creator>
    <meta:creation-date>2026-01-01T01:49:05</meta:creation-date>
    <meta:editing-duration>PT3H23M13S</meta:editing-duration>
    <meta:editing-cycles>4</meta:editing-cycles>
    <dc:date>2026-01-01T05:42:38</dc:date>
    <dc:creator>Jerry Woods</dc:creator>
    <meta:generator>OpenOffice/4.1.15$Unix OpenOffice.org_project/4115m2$Build-9813</meta:generator>
    <meta:document-statistic meta:object-count="39"/>
  </office:meta>
</office:document-meta>
</file>